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DAVRepositoryPropertyHelp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PropertyHelper.setProperties( final String uri , final Map propert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DAVRepositoryPropertyHelper.WebDAVRepositoryPropertyHelper( CredentialsToken credentials , WebDAVRepository rep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DAVRepositoryPropertyHelp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positoryPropertyHelper.setProperty( String uri , String name , String namespac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DAVRepositoryPropertyHelper.getProperties( String uri , Set prop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DAVRepositoryPropertyHelper.setProperty( String uri , String name , String namespace , Nod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DAVRepositoryPropertyHelper.getAllProperties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DAVRepositoryPropertyHelper.getProperty( String uri , String name , String name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